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_20_A">
      <style:text-properties officeooo:paragraph-rsid="00038234"/>
    </style:style>
    <style:style style:name="P4" style:family="paragraph" style:parent-style-name="sub_20_judul_20_A.">
      <style:text-properties officeooo:paragraph-rsid="00038234"/>
    </style:style>
    <style:style style:name="P5"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fo:font-weight="bold" officeooo:paragraph-rsid="00038234" style:font-weight-asian="bold" style:font-weight-complex="bold"/>
    </style:style>
    <style:style style:name="P6" style:family="paragraph" style:parent-style-name="Standard" style:list-style-name="">
      <style:paragraph-properties fo:margin-top="0cm" fo:margin-bottom="0cm" loext:contextual-spacing="false" fo:line-height="150%" fo:text-align="center" style:justify-single-word="false"/>
      <style:text-properties fo:font-weight="bold" officeooo:paragraph-rsid="00038234" style:font-weight-asian="bold" style:font-weight-complex="bold"/>
    </style:style>
    <style:style style:name="P7" style:family="paragraph" style:parent-style-name="Standard" style:list-style-name="">
      <style:paragraph-properties fo:margin-top="0cm" fo:margin-bottom="0cm" loext:contextual-spacing="false" fo:line-height="150%" fo:text-align="center" style:justify-single-word="false"/>
      <style:text-properties officeooo:paragraph-rsid="00038234"/>
    </style:style>
    <style:style style:name="P8" style:family="paragraph" style:parent-style-name="sub_20_judul_20_isi_20_A" style:list-style-name="L1">
      <loext:graphic-properties draw:fill="none"/>
      <style:paragraph-properties fo:line-height="150%" fo:text-align="justify" style:justify-single-word="false" fo:background-color="transparent"/>
      <style:text-properties officeooo:rsid="009d33e6" officeooo:paragraph-rsid="00038234"/>
    </style:style>
    <style:style style:name="P9" style:family="paragraph" style:parent-style-name="sub_20_judul_20_isi_20_A" style:list-style-name="L4">
      <style:text-properties officeooo:rsid="009d33e6" officeooo:paragraph-rsid="00038234"/>
    </style:style>
    <style:style style:name="P10" style:family="paragraph" style:parent-style-name="sub_20_judul_20_isi_20_A" style:list-style-name="L5">
      <style:text-properties officeooo:paragraph-rsid="00038234"/>
    </style:style>
    <style:style style:name="P11" style:family="paragraph" style:parent-style-name="sub_20_judul_20_isi_20_A">
      <style:text-properties officeooo:paragraph-rsid="001a0302"/>
    </style:style>
    <style:style style:name="P12" style:family="paragraph" style:parent-style-name="sub_20_judul_20_isi_20_A" style:list-style-name="L1" style:master-page-name="">
      <loext:graphic-properties draw:fill="none"/>
      <style:paragraph-properties fo:line-height="150%" fo:text-align="justify" style:justify-single-word="false" style:page-number="auto" fo:background-color="transparent"/>
      <style:text-properties officeooo:rsid="009cecd2" officeooo:paragraph-rsid="00038234"/>
    </style:style>
    <style:style style:name="P13" style:family="paragraph" style:parent-style-name="sub_20_judul_20_isi_20_A" style:list-style-name="L3">
      <style:paragraph-properties fo:margin-left="0cm" fo:margin-right="0cm" fo:text-indent="0cm" style:auto-text-indent="false"/>
      <style:text-properties officeooo:paragraph-rsid="00038234"/>
    </style:style>
    <style:style style:name="P14" style:family="paragraph" style:parent-style-name="List_20_Paragraph1" style:list-style-name="L2">
      <style:paragraph-properties fo:margin-top="0cm" fo:margin-bottom="0.353cm" loext:contextual-spacing="true" fo:line-height="150%" fo:text-align="justify" style:justify-single-word="false" fo:orphans="2" fo:widows="2" style:writing-mode="lr-tb"/>
      <style:text-properties officeooo:rsid="0099763d" officeooo:paragraph-rsid="00038234"/>
    </style:style>
    <style:style style:name="T1" style:family="text">
      <style:text-properties style:font-name="Liberation Serif" fo:font-size="12pt" fo:font-weight="normal" style:font-size-asian="12pt" style:font-weight-asian="normal" style:font-name-complex="Times New Roman1" style:font-size-complex="12pt" style:font-weight-complex="normal"/>
    </style:style>
    <style:style style:name="T2" style:family="text">
      <style:text-properties style:font-name="Liberation Serif" fo:font-size="12pt" fo:font-weight="normal" officeooo:rsid="009d33e6" style:font-size-asian="12pt" style:font-weight-asian="normal" style:font-name-complex="Times New Roman1" style:font-size-complex="12pt" style:font-weight-complex="normal"/>
    </style:style>
    <style:style style:name="T3" style:family="text">
      <style:text-properties style:font-name="Liberation Serif" fo:font-size="12pt" fo:font-weight="normal" officeooo:rsid="00066ba5" style:font-size-asian="12pt" style:font-weight-asian="normal" style:font-name-complex="Times New Roman1" style:font-size-complex="12pt" style:font-weight-complex="normal"/>
    </style:style>
    <style:style style:name="T4" style:family="text">
      <style:text-properties style:font-name="Liberation Serif" fo:font-size="12pt" fo:font-weight="normal" officeooo:rsid="0008d23c" style:font-size-asian="12pt" style:font-weight-asian="normal" style:font-name-complex="Times New Roman1" style:font-size-complex="12pt" style:font-weight-complex="normal"/>
    </style:style>
    <style:style style:name="T5" style:family="text">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6" style:family="text">
      <style:text-properties style:font-name="Liberation Serif" fo:font-size="12pt" fo:font-style="italic" fo:font-weight="normal" officeooo:rsid="009d33e6" style:font-size-asian="12pt" style:font-style-asian="italic" style:font-weight-asian="normal" style:font-name-complex="Times New Roman1" style:font-size-complex="12pt" style:font-style-complex="italic" style:font-weight-complex="normal"/>
    </style:style>
    <style:style style:name="T7" style:family="text">
      <style:text-properties style:font-name="Liberation Serif" fo:font-size="12pt" fo:font-style="italic" fo:font-weight="normal" officeooo:rsid="00066ba5" style:font-size-asian="12pt" style:font-style-asian="italic" style:font-weight-asian="normal" style:font-name-complex="Times New Roman1" style:font-size-complex="12pt" style:font-style-complex="italic" style:font-weight-complex="normal"/>
    </style:style>
    <style:style style:name="T8" style:family="text">
      <style:text-properties style:font-name="Liberation Serif" fo:font-size="12pt" fo:language="id" fo:country="ID" fo:font-weight="bold" officeooo:rsid="00012d94" style:font-size-asian="12pt" style:font-weight-asian="bold" style:font-size-complex="12pt" style:font-weight-complex="bold"/>
    </style:style>
    <style:style style:name="T9" style:family="text">
      <style:text-properties fo:font-style="italic" style:font-style-asian="italic" style:font-style-complex="italic"/>
    </style:style>
    <style:style style:name="T10" style:family="text">
      <style:text-properties officeooo:rsid="0008d23c"/>
    </style:style>
    <style:style style:name="T11" style:family="text">
      <style:text-properties officeooo:rsid="0009f936"/>
    </style:style>
    <style:style style:name="T12" style:family="text">
      <style:text-properties officeooo:rsid="000b90ec"/>
    </style:style>
    <style:style style:name="T13" style:family="text">
      <style:text-properties officeooo:rsid="000d6d5a"/>
    </style:style>
    <style:style style:name="T14" style:family="text">
      <style:text-properties officeooo:rsid="000f5e72"/>
    </style:style>
    <style:style style:name="T15" style:family="text">
      <style:text-properties officeooo:rsid="00107efc"/>
    </style:style>
    <style:style style:name="T16" style:family="text">
      <style:text-properties officeooo:rsid="001111fc"/>
    </style:style>
    <style:style style:name="T17" style:family="text">
      <style:text-properties officeooo:rsid="00152457"/>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1a0302"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AB I</text:h>
      <text:h text:style-name="P6" text:outline-level="1">PENDAHULUAN</text:h>
      <text:p text:style-name="P4"/>
      <text:p text:style-name="P4">A. Latar Belakang Masalah</text:p>
      <text:p text:style-name="P3"><text:tab/>Pemanfaatan <text:span text:style-name="T12">t</text:span>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p>
      <text:p text:style-name="P3"><text:tab/>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 Linux merupakan program <text:span text:style-name="T9">open source</text:span> yang sekarang ini sudah bukan menjadi sistem operasi alternative. Namun sudah menjadi sistem operasi yang mesti digunakan karena sifatnya yang gratis dan didukung oleh banyak pihak. Namun apakah sistem ini dapat dipakai begitu saja? Untuk kalangan mahasiswa, terutama di <text:span text:style-name="T17">U</text:span>niversitas <text:span text:style-name="T17">B</text:span>anten <text:span text:style-name="T17">J</text:span>aya, <text:span text:style-name="T18">linux</text:span> sebenarnya sudah mulai dikenal melalui berbagai media seperti belajar dari kampus, <text:span text:style-name="T9">website</text:span> yang berisi <text:span text:style-name="T9">repository</text:span> berbagai aplikasi linux, <text:span text:style-name="T9">blog</text:span> yang berisi tentang cara atau <text:span text:style-name="T9">tutorial</text:span>.</text:p>
      <text:p text:style-name="P3"><text:tab/>Sekarang sudah banyak sekali aplikasi berbasis <text:span text:style-name="T9">open source</text:span> yang sudah banyak dikenal oleh masyarakat, seperti <text:span text:style-name="T18">inkscape</text:span> untuk keperluan <text:span text:style-name="T9">desain</text:span>, <text:span text:style-name="T18">blender</text:span><text:span text:style-name="T9"> </text:span>untuk kebutuhan 3D, <text:span text:style-name="T18">libreoffice</text:span> untuk kebutuhan <text:span text:style-name="T9">office</text:span> dan <text:soft-page-break/>masih banyak program yang sudah dikenal masyarakat. Perusahaan pun tidak mau kalah dengan hal ini, salah satu pabrik sepatu pun ada yang ikut menjadi salah satu sponsor resmi dari sebuah progam berbasis <text:span text:style-name="T9">open source</text:span>. Tapi nyata nya hal tersebut masih memberatkan mahasiswa untuk memaksimalkan penggunaan sistem operasi linux ini. Banyak <text:span text:style-name="T12">pengguna</text:span> yang ingin lebih mudah dan cepat setelah menginstall sistem operasi sudah terdapat aplikasi yang di butuhkan sudah ter<text:span text:style-name="T12">pasang</text:span>. Dari pada harus <text:span text:style-name="T12">memamsang</text:span> program-program yang dibutuhkan yang nanti nya akan membutuhkan waktu tenaga pikiran yang lebih. Apalagi kebanyakan program di sistem berbasis linux harus di <text:span text:style-name="T9">download</text:span> secara <text:span text:style-name="T9">online</text:span> dari repository dari masing-masing distro.</text:p>
      <text:p text:style-name="P11"><text:tab/>Penginstallan linux, forum sebagai tempat diskusi tentang masalah yang ada pada sistem linux, seminar dan <text:span text:style-name="T9">roadshow</text:span> ke beberapa instansi sebagai sarana pengenalan secara langsung. Namun cara-cara diatas dirasa masih kurang menarik apabila tidak ada pengembangan dari distro itu sendiri yang di khususkan untuk <text:span text:style-name="T13">m</text:span>ahasiswa Universitas Banten Jaya. Pembelajaran tentang linux menjadi momok bagi mahasiswa atau dosen yang sudah terbiasa dengan Windows. Dengan latar belakang diatas maka dapat diambil judul “<text:span text:style-name="T19">Remastering GNU/Linux Xubuntu dengan </text:span><text:span text:style-name="T8">ubuntu customization kit</text:span><text:span text:style-name="T20"> </text:span><text:span text:style-name="T19"><text:s/>berbasis Mahasiswa</text:span>”.</text:p>
      <text:h text:style-name="P7" text:outline-level="1"><text:s text:c="7"/></text:h>
      <text:p text:style-name="P4">B. Identifikasi Masalah </text:p>
      <text:p text:style-name="P3">Bedasaran dari latar belakang diatas, maka dapat diidentifikas beberapa masalah yang dihadapi adalah sebagai berikut :</text:p>
      <text:list xml:id="list3345124461" text:style-name="L1">
        <text:list-item>
          <text:p text:style-name="P12"><text:span text:style-name="T14">D</text:span>istro-distro berbasis linux <text:span text:style-name="T14">kurang efisien.</text:span></text:p>
        </text:list-item>
        <text:list-item>
          <text:p text:style-name="P8"><text:span text:style-name="T14">P</text:span>engguanaan sistem operasi <text:span text:style-name="T9">open source</text:span> dikalangan mahasiswa <text:span text:style-name="T14">kurang maskimal</text:span> <text:span text:style-name="T11">karena belum ada distro yang dibuat khusus untuk mahasiswa</text:span>.</text:p>
        </text:list-item>
      </text:list>
      <text:p text:style-name="P4"/>
      <text:p text:style-name="P4">C. Pembatasan Masalah</text:p>
      <text:p text:style-name="P3">Permasalahkan yang akan diteliti dibatasi agar penelitian berfokus pada tujuan yang ingin dicapai. Batasan permasalahan yang tercakup pada penelitian adalah :</text:p>
      <text:list xml:id="list2211739374" text:style-name="L2">
        <text:list-item>
          <text:p text:style-name="P14"><text:soft-page-break/><text:span text:style-name="halaman_20_bab"><text:span text:style-name="T1">Pembuatan sistem operasi ubos dengan modifikasi sistem operasi </text:span></text:span><text:span text:style-name="halaman_20_bab"><text:span text:style-name="T5">GNU/Linux Xubuntu 16.04 </text:span></text:span><text:span text:style-name="halaman_20_bab"><text:span text:style-name="T6">LTS</text:span></text:span></text:p>
        </text:list-item>
        <text:list-item>
          <text:p text:style-name="P14"><text:span text:style-name="halaman_20_bab"><text:span text:style-name="T1">Modifikasi sistem menggunakan teknik remaster dengan program UCK.</text:span></text:span></text:p>
        </text:list-item>
        <text:list-item>
          <text:p text:style-name="P14"><text:span text:style-name="halaman_20_bab"><text:span text:style-name="T2">Modifikasi </text:span></text:span><text:span text:style-name="halaman_20_bab"><text:span text:style-name="T3">dilakukan untuk </text:span></text:span><text:span text:style-name="halaman_20_bab"><text:span text:style-name="T4">customize</text:span></text:span><text:span text:style-name="halaman_20_bab"><text:span text:style-name="T3"> program standar, tampilan, dan identitas dari sistem operasi </text:span></text:span><text:span text:style-name="halaman_20_bab"><text:span text:style-name="T7">Xubuntu 16.04 LTS.</text:span></text:span></text:p>
        </text:list-item>
      </text:list>
      <text:list xml:id="list532267389" text:style-name="L3">
        <text:list-header>
          <text:p text:style-name="P13"/>
        </text:list-header>
      </text:list>
      <text:h text:style-name="P7" text:outline-level="1"/>
      <text:p text:style-name="P4">D. Perumusan masalah</text:p>
      <text:p text:style-name="P3">Berdasarkan identifikasi masalah diatas penulis dapat merumuskan masalah sebagai berikut :</text:p>
      <text:list xml:id="list4090837969" text:style-name="L4">
        <text:list-item>
          <text:p text:style-name="P9">Bagaimana cara membuat distro linux yang efisien untuk mahasiswa?</text:p>
        </text:list-item>
        <text:list-item>
          <text:p text:style-name="P9">Bagaimana <text:span text:style-name="T10">membuat distro linux yang sudah disesuaikan dengan kebutuhan mahasiswa?</text:span></text:p>
        </text:list-item>
      </text:list>
      <text:p text:style-name="P4"/>
      <text:p text:style-name="P4">E. <text:s/>Kegunaan / M<text:span text:style-name="T15">a</text:span>nfaat Penelitian</text:p>
      <text:p text:style-name="P3">Adapun kegunaan/manfaat hasil penelitian dalam penulisan Skripsi ini, penulis berharap dapat memberikan manfaat bagi para pembaca khususnya penulis dan bagi pihak lain serta para pegawai yang bersangkutan baik Teorits dan Praktis antara lain :</text:p>
      <text:list xml:id="list3105665581" text:style-name="L5">
        <text:list-item>
          <text:p text:style-name="P10">Kegunaan Teoritis</text:p>
          <text:p text:style-name="P10">Penelitian ini <text:span text:style-name="T16">u</text:span>ntuk menambah pengetahuan khususnya dalam pembuatan distro Linux yang dapat diterapkan di Universitas Banten Jaya.</text:p>
        </text:list-item>
        <text:list-item>
          <text:p text:style-name="P10">Kegunaan Praktis</text:p>
          <text:p text:style-name="P10">Membuat <text:span text:style-name="T18">distro</text:span> linux yang menarik bagi mahasiswa <text:span text:style-name="T16">U</text:span>niversitas <text:span text:style-name="T16">B</text:span>anten <text:span text:style-name="T16">J</text:span>aya dan dapat meningkatkan pengenalan sistem operasi linux pada mahasiswa <text:span text:style-name="T16">U</text:span>niversitas <text:span text:style-name="T16">B</text:span>anten <text:span text:style-name="T16">Ja</text:span>y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8-08-05T20:38:40.898129200</dc:date>
    <meta:editing-duration>PT1H9M45S</meta:editing-duration>
    <meta:editing-cycles>13</meta:editing-cycles>
    <meta:generator>LibreOffice/6.0.5.2$Linux_X86_64 LibreOffice_project/54c8cbb85f300ac59db32fe8a675ff7683cd5a16</meta:generator>
    <meta:document-statistic meta:table-count="0" meta:image-count="0" meta:object-count="0" meta:page-count="3" meta:paragraph-count="29" meta:word-count="658" meta:character-count="4814" meta:non-whitespace-character-count="4179"/>
  </office:meta>
</office:document-meta>
</file>